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f49" officeooo:paragraph-rsid="000d3f4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d3f49" officeooo:paragraph-rsid="000d3f49" style:font-weight-asian="bold" style:font-weight-complex="bold"/>
    </style:style>
    <style:style style:name="P4" style:family="paragraph" style:parent-style-name="Standard">
      <style:text-properties fo:font-weight="bold" officeooo:rsid="000f2109" officeooo:paragraph-rsid="000f2109" style:font-weight-asian="bold" style:font-weight-complex="bold"/>
    </style:style>
    <style:style style:name="P5" style:family="paragraph" style:parent-style-name="Standard">
      <style:text-properties fo:font-weight="bold" officeooo:rsid="001023f8" officeooo:paragraph-rsid="001023f8" style:font-weight-asian="bold" style:font-weight-complex="bold"/>
    </style:style>
    <style:style style:name="P6" style:family="paragraph" style:parent-style-name="Standard">
      <style:text-properties fo:font-weight="normal" officeooo:rsid="000d3f49" officeooo:paragraph-rsid="000d3f49" style:font-weight-asian="normal" style:font-weight-complex="normal"/>
    </style:style>
    <style:style style:name="P7" style:family="paragraph" style:parent-style-name="Standard">
      <style:text-properties fo:font-weight="normal" officeooo:rsid="000d3f49" officeooo:paragraph-rsid="001023f8" style:font-weight-asian="normal" style:font-weight-complex="normal"/>
    </style:style>
    <style:style style:name="P8" style:family="paragraph" style:parent-style-name="Standard">
      <style:text-properties fo:font-weight="normal" officeooo:rsid="000f2109" officeooo:paragraph-rsid="000f2109" style:font-weight-asian="normal" style:font-weight-complex="normal"/>
    </style:style>
    <style:style style:name="P9" style:family="paragraph" style:parent-style-name="Standard">
      <style:text-properties fo:font-weight="normal" officeooo:rsid="001023f8" officeooo:paragraph-rsid="001023f8" style:font-weight-asian="normal" style:font-weight-complex="normal"/>
    </style:style>
    <style:style style:name="T1" style:family="text">
      <style:text-properties officeooo:rsid="000f21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23f8"/>
    </style:style>
    <style:style style:name="T4" style:family="text">
      <style:text-properties officeooo:rsid="0011a7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process: gcc -E <text:span text:style-name="T4">compilation.</text:span>c -o <text:span text:style-name="T4">compilation</text:span>.i<text:line-break/>Compile: gcc -S <text:span text:style-name="T4">compilation</text:span>.i -o <text:span text:style-name="T4">compilation</text:span>.s<text:line-break/>Assemble: gcc -c <text:span text:style-name="T4">compilation</text:span>.s -o <text:span text:style-name="T4">compilation</text:span>.o<text:line-break/>Link: gcc <text:span text:style-name="T4">compilation</text:span>.o -o <text:span text:style-name="T4">compile</text:span></text:p>
      <text:p text:style-name="Standard">------------------------------------------------------------------------------------------------------------------------</text:p>
      <text:p text:style-name="P3"><text:span text:style-name="T1">1)</text:span>gcc -E compiles the preprocessor only.</text:p>
      <text:p text:style-name="P3"/>
      <text:p text:style-name="P1">Compilation.c comiles the preperocessor directives(#include&lt;stdio.h&gt;). And save to file as compilation.i file. The result like this:</text:p>
      <text:p text:style-name="P1"/>
      <text:p text:style-name="P3">output:</text:p>
      <text:p text:style-name="P6"># 1 "compilation.c"</text:p>
      <text:p text:style-name="P6"># 1 "&lt;built-in&gt;"</text:p>
      <text:p text:style-name="P6"># 1 "&lt;command-line&gt;"</text:p>
      <text:p text:style-name="P6"># 31 "&lt;command-line&gt;"</text:p>
      <text:p text:style-name="P6"># 1 "/usr/include/stdc-predef.h" 1 3 4</text:p>
      <text:p text:style-name="P6"># 32 "&lt;command-line&gt;" 2</text:p>
      <text:p text:style-name="P6"># 1 "compilation.c"</text:p>
      <text:p text:style-name="P6"># 1 "/usr/include/stdio.h" 1 3 4</text:p>
      <text:p text:style-name="P6"># 27 "/usr/include/stdio.h" 3 4</text:p>
      <text:p text:style-name="P6"># 1 "/usr/include/x86_64-linux-gnu/bits/libc-header-start.h" 1 3 4</text:p>
      <text:p text:style-name="P6"># 33 "/usr/include/x86_64-linux-gnu/bits/libc-header-start.h" 3 4</text:p>
      <text:p text:style-name="P6"># 1 "/usr/include/features.h" 1 3 4</text:p>
      <text:p text:style-name="P6"># 461 "/usr/include/features.h" 3 4</text:p>
      <text:p text:style-name="P6"># 1 "/usr/include/x86_64-linux-gnu/sys/cdefs.h" 1 3 4</text:p>
      <text:p text:style-name="P6"># 452 "/usr/include/x86_64-linux-gnu/sys/cdefs.h" 3 4</text:p>
      <text:p text:style-name="P6"># 1 "/usr/include/x86_64-linux-gnu/bits/wordsize.h" 1 3 4</text:p>
      <text:p text:style-name="P6"># 453 "/usr/include/x86_64-linux-gnu/sys/cdefs.h" 2 3 4</text:p>
      <text:p text:style-name="P6"># 1 "/usr/include/x86_64-linux-gnu/bits/long-double.h" 1 3 4</text:p>
      <text:p text:style-name="P6"># 454 "/usr/include/x86_64-linux-gnu/sys/cdefs.h" 2 3 4</text:p>
      <text:p text:style-name="P6"># 462 "/usr/include/features.h" 2 3 4</text:p>
      <text:p text:style-name="P6"># 485 "/usr/include/features.h" 3 4</text:p>
      <text:p text:style-name="P6"># 1 "/usr/include/x86_64-linux-gnu/gnu/stubs.h" 1 3 4</text:p>
      <text:p text:style-name="P6"># 10 "/usr/include/x86_64-linux-gnu/gnu/stubs.h" 3 4</text:p>
      <text:p text:style-name="P6"># 1 "/usr/include/x86_64-linux-gnu/gnu/stubs-64.h" 1 3 4</text:p>
      <text:p text:style-name="P6"># 11 "/usr/include/x86_64-linux-gnu/gnu/stubs.h" 2 3 4</text:p>
      <text:p text:style-name="P6"># 486 "/usr/include/features.h" 2 3 4</text:p>
      <text:p text:style-name="P6"># 34 "/usr/include/x86_64-linux-gnu/bits/libc-header-start.h" 2 3 4</text:p>
      <text:p text:style-name="P6"># 28 "/usr/include/stdio.h" 2 3 4</text:p>
      <text:p text:style-name="P3">...</text:p>
      <text:p text:style-name="P3">.....</text:p>
      <text:p text:style-name="P3">........</text:p>
      <text:p text:style-name="P3">....</text:p>
      <text:p text:style-name="P3">...</text:p>
      <text:p text:style-name="P3">....</text:p>
      <text:p text:style-name="P3">....</text:p>
      <text:p text:style-name="P6">extern void funlockfile (FILE *__stream) __attribute__ ((__nothrow__ , __leaf__));</text:p>
      <text:p text:style-name="P6"># 858 "/usr/include/stdio.h" 3 4</text:p>
      <text:p text:style-name="P6">extern int __uflow (FILE *);</text:p>
      <text:p text:style-name="P6">extern int __overflow (FILE *, int);</text:p>
      <text:p text:style-name="P6"># 873 "/usr/include/stdio.h" 3 4</text:p>
      <text:p text:style-name="P6"/>
      <text:p text:style-name="P6"><text:soft-page-break/># 2 "compilation.c" 2</text:p>
      <text:p text:style-name="P6"/>
      <text:p text:style-name="P6"/>
      <text:p text:style-name="P6"># 3 "compilation.c"</text:p>
      <text:p text:style-name="P6">int main(){</text:p>
      <text:p text:style-name="P6"/>
      <text:p text:style-name="P6"><text:s/>printf("%s,\n%s","Wed Feb <text:s/>5 09:24:31 2025",__FUNCTION__);</text:p>
      <text:p text:style-name="P6"><text:s/>return 0;</text:p>
      <text:p text:style-name="P6"/>
      <text:p text:style-name="P6">}</text:p>
      <text:p text:style-name="P7">------------------------------------------------------------------------------------------------------------------------</text:p>
      <text:p text:style-name="P6"/>
      <text:p text:style-name="P3">2)gcc -S compilation.i -o compilation.s</text:p>
      <text:p text:style-name="P6"/>
      <text:p text:style-name="P6">-S flag tells gcc to generate assembly code <text:span text:style-name="T1">form the preprocessor code to assembly code. (.s)file</text:span></text:p>
      <text:p text:style-name="P8">chanhe into assembly code of compilation.s file.</text:p>
      <text:p text:style-name="P4"/>
      <text:p text:style-name="P4">Output:</text:p>
      <text:p text:style-name="P6"/>
      <text:p text:style-name="P6">.file<text:tab/>"compilation.c"</text:p>
      <text:p text:style-name="P6"><text:tab/>.text</text:p>
      <text:p text:style-name="P6"><text:tab/>.section<text:tab/>.rodata</text:p>
      <text:p text:style-name="P6">.LC0:</text:p>
      <text:p text:style-name="P6"><text:tab/>.string<text:tab/>"Wed Feb <text:s/>5 09:24:31 2025"</text:p>
      <text:p text:style-name="P6">.LC1:</text:p>
      <text:p text:style-name="P6"><text:tab/>.string<text:tab/>"%s,\n%s"</text:p>
      <text:p text:style-name="P6"><text:tab/>.text</text:p>
      <text:p text:style-name="P6"><text:tab/>.globl<text:tab/>main</text:p>
      <text:p text:style-name="P6"><text:tab/>.type<text:tab/>main, @function</text:p>
      <text:p text:style-name="P6">main:</text:p>
      <text:p text:style-name="P6">.LFB0:</text:p>
      <text:p text:style-name="P6"><text:tab/>.cfi_startproc</text:p>
      <text:p text:style-name="P6"><text:tab/>endbr64</text:p>
      <text:p text:style-name="P6"><text:tab/>pushq<text:tab/>%rbp</text:p>
      <text:p text:style-name="P6"><text:tab/>.cfi_def_cfa_offset 16</text:p>
      <text:p text:style-name="P6"><text:tab/>.cfi_offset 6, -16</text:p>
      <text:p text:style-name="P6"><text:tab/>movq<text:tab/>%rsp, %rbp</text:p>
      <text:p text:style-name="P6"><text:tab/>.cfi_def_cfa_register 6</text:p>
      <text:p text:style-name="P6"><text:tab/>leaq<text:tab/>__FUNCTION__.2315(%rip), %rdx</text:p>
      <text:p text:style-name="P6"><text:tab/>leaq<text:tab/>.LC0(%rip), %rsi</text:p>
      <text:p text:style-name="P6"><text:tab/>leaq<text:tab/>.LC1(%rip), %rdi</text:p>
      <text:p text:style-name="P6"><text:tab/>movl<text:tab/>$0, %eax</text:p>
      <text:p text:style-name="P6"><text:tab/>call<text:tab/>printf@PLT</text:p>
      <text:p text:style-name="P6"><text:tab/>movl<text:tab/>$0, %eax</text:p>
      <text:p text:style-name="P6"><text:tab/>popq<text:tab/>%rbp</text:p>
      <text:p text:style-name="P6"><text:tab/>.cfi_def_cfa 7, 8</text:p>
      <text:p text:style-name="P6"><text:tab/>ret</text:p>
      <text:p text:style-name="P6"><text:tab/>.cfi_endproc</text:p>
      <text:p text:style-name="P6">.LFE0:</text:p>
      <text:p text:style-name="P6"><text:tab/>.size<text:tab/>main, .-main</text:p>
      <text:p text:style-name="P6"><text:tab/>.section<text:tab/>.rodata</text:p>
      <text:p text:style-name="P6"><text:tab/>.type<text:tab/>__FUNCTION__.2315, @object</text:p>
      <text:p text:style-name="P6"><text:soft-page-break/><text:tab/>.size<text:tab/>__FUNCTION__.2315, 5</text:p>
      <text:p text:style-name="P6">__FUNCTION__.2315:</text:p>
      <text:p text:style-name="P6"><text:tab/>.string<text:tab/>"main"</text:p>
      <text:p text:style-name="P6"><text:tab/>.ident<text:tab/>"GCC: (Ubuntu 9.4.0-1ubuntu1~20.04.2) 9.4.0"</text:p>
      <text:p text:style-name="P6"><text:tab/>.section<text:tab/>.note.GNU-stack,"",@progbits</text:p>
      <text:p text:style-name="P6"><text:tab/>.section<text:tab/>.note.gnu.property,"a"</text:p>
      <text:p text:style-name="P6"><text:tab/>.align 8</text:p>
      <text:p text:style-name="P6"><text:tab/>.long<text:tab/> 1f - 0f</text:p>
      <text:p text:style-name="P6"><text:tab/>.long<text:tab/> 4f - 1f</text:p>
      <text:p text:style-name="P6"><text:tab/>.long<text:tab/> 5</text:p>
      <text:p text:style-name="P6">0:</text:p>
      <text:p text:style-name="P6"><text:tab/>.string<text:tab/> "GNU"</text:p>
      <text:p text:style-name="P6">1:</text:p>
      <text:p text:style-name="P6"><text:tab/>.align 8</text:p>
      <text:p text:style-name="P6"><text:tab/>.long<text:tab/> 0xc0000002</text:p>
      <text:p text:style-name="P6"><text:tab/>.long<text:tab/> 3f - 2f</text:p>
      <text:p text:style-name="P6">2:</text:p>
      <text:p text:style-name="P6"><text:tab/>.long<text:tab/> 0x3</text:p>
      <text:p text:style-name="P6">3:</text:p>
      <text:p text:style-name="P6"><text:tab/>.align 8</text:p>
      <text:p text:style-name="P6">4:</text:p>
      <text:p text:style-name="P7">------------------------------------------------------------------------------------------------------------------------</text:p>
      <text:p text:style-name="P4">3) gcc -c compilation.s -o compilation.o</text:p>
      <text:p text:style-name="P4"/>
      <text:p text:style-name="P4"><text:span text:style-name="T2">gcc -c tells the compiler to generate</text:span> <text:span text:style-name="T2">object file from assembly file. But not yet linked into executable file. It saved to compilation.o file.</text:span></text:p>
      <text:p text:style-name="P8">Change into binary form for understandable form for machine.</text:p>
      <text:p text:style-name="P8"/>
      <text:p text:style-name="P4">Output:</text:p>
      <text:p text:style-name="P8">��UH��H�H�5H�=���]�Wed Feb <text:s/>5 09:24:31 2025%s,</text:p>
      <text:p text:style-name="P8">%smainGCC: (Ubuntu 9.4.0-1ubuntu1~20.04.2) 9.4.0GNU�zRx</text:p>
      <text:p text:style-name="P8">e <text:s text:c="52"/>.E�C</text:p>
      <text:p text:style-name="P8">�� <text:s text:c="5"/>!.&amp;&lt;compilation.c__FUNCTION__.2315main_GLOBAL_OFFSET_TABLE_printf</text:p>
      <text:p text:style-name="P8">�������� .symtab.strtab.shstrtab.rela.text.data.bss.rodata.comment.note.GNU-stack.note.gnu.property.rela.eh_frame @.�`</text:p>
      <text:p text:style-name="P8"><text:s text:c="117"/>&amp;nn1n%90�,B�R�j�e@</text:p>
      <text:p text:style-name="P8"><text:s text:c="135"/>P</text:p>
      <text:p text:style-name="P8"/>
      <text:p text:style-name="P8"><text:s text:c="135"/><text:tab/>hC(tth</text:p>
      <text:p text:style-name="P4"/>
      <text:p text:style-name="P4"/>
      <text:p text:style-name="P4">4)gcc <text:span text:style-name="T3">compilation.o -o compile</text:span></text:p>
      <text:p text:style-name="P4"/>
      <text:p text:style-name="P8"><text:s/><text:span text:style-name="T3">this command tells the compiler to create a compile file named as compile for ready to runnable program. <text:s/>From object (.o) file.</text:span></text:p>
      <text:p text:style-name="P4"/>
      <text:p text:style-name="P5">Output:</text:p>
      <text:p text:style-name="P9">$ cat compile</text:p>
      <text:p text:style-name="P9">@@@@� <text:s text:c="2"/>xx�-�=�=X`�-�=�=�888 XXXDDS�td888 P�td, , , DDQ�tdR�td�-�=�=HH/lib64/ld-linux-x86-64.so.2GNU�GNUf��ِ_������|ա�GNU��e�m? </text:p>
      <text:p text:style-name="P9"><text:soft-page-break/><text:s text:c="127"/>![ j "libc.so.6printf__cxa_finalize__libc_start_mainGLIBC_2.2.5_ITM_deregisterTMCloneTable__gmon_start___ITM_registerTMCloneTableu�i<text:tab/>3�@�?�?�?�?�?�?��H�H���H�=��R/��H�=y/H�r/H9�tH�./H��t������H�=I/H�5B/H)�H��H��?H��H�H��tH�/H����fD�����=/u+UH�=�.H��t</text:p>
      <text:p text:style-name="P9"><text:s text:c="95"/>H�=�.�����d�����.]������w�����UH��H��H�5�H�=��������]�f���AWL�=+,AVI��AUI��ATA��UH�-,SL)�H��O���H��t1��L��L��D��A��H��H9�u�H�[]A\A]A^A_�ff.������H�H��Wed Feb <text:s/>5 09:24:31 2025%s,</text:p>
      <text:p text:style-name="P9">%smain@����t����$����4���\����T��������4zRx</text:p>
      <text:p text:style-name="P9"><text:s text:c="42"/>����/D$4x��� FJ</text:p>
      <text:p text:style-name="P9">e <text:s text:c="55"/>�?�:*3$"\p���th����I���.E�C</text:p>
      <text:p text:style-name="P9">D�`���eF�I�E �E(�D0�H8�G@n8A0A(B BB�����@</text:p>
      <text:p text:style-name="P9">�������o�p�</text:p>
      <text:p text:style-name="P9">�</text:p>
      <text:p text:style-name="P9"><text:s/>�?�� <text:s/>���������o���o����o�=@GCC: (Ubuntu 9.4.0-1ubuntu1~20.04.2) 9.4.08X|���<text:tab/></text:p>
      <text:p text:style-name="P9">(</text:p>
      <text:p text:style-name="P9"><text:s/>�</text:p>
      <text:p text:style-name="P9"><text:s/>@P`� , p �=�=�=�?@�@�</text:p>
      <text:p text:style-name="P9"><text:s text:c="22"/>��!7�@F�=m@y�=����$ ���t!����=��=��=�, �?�</text:p>
      <text:p text:style-name="P9"><text:s text:c="64"/>�, � @H@&amp;�Oc�@� @� ��e��@�`/��@�I.�@� "crtstuff.cderegister_tm_clones__do_global_dtors_auxcompleted.8061__do_global_dtors_aux_fini_array_entryframe_dummy__frame_dummy_init_array_entrycompilation.c__FUNCTION__.2315__FRAME_END____init_array_end_DYNAMIC__init_array_start__GNU_EH_FRAME_HDR_GLOBAL_OFFSET_TABLE___libc_csu_fini_ITM_deregisterTMCloneTable_edataprintf@@GLIBC_2.2.5__libc_start_main@@GLIBC_2.2.5__data_start__gmon_start____dso_handle_IO_stdin_used__libc_csu_init__bss_startmain__TMC_END___ITM_registerTMCloneTable__cxa_finalize@@GLIBC_2.2.5.symtab.strtab.shstrtab.interp.note.gnu.property.note.gnu.build-id.note.ABI-tag.gnu.hash.dynsym.dynstr.gnu.version.gnu.version_r.rela.dyn.rela.plt.init.plt.got.plt.sec.text.fini.rodata.eh_frame_hdr.eh_frame.init_array.fini_array.dynamic.data.bss.comment#886XX$I|| W���o��a</text:p>
      <text:p text:style-name="P9">� <text:s/>)�, , D�p ������=�-��?�@0 <text:s text:c="4"/>��ipp�q���o��~���((�B�� <text:s text:c="2"/>�@@�PP�``����</text:p>
      <text:p text:style-name="P9"><text:s text:c="26"/>@00+@00/ <text:s text:c="5"/>p6�8�</text:p>
      <text:p text:style-name="P9"/>
      <text:p text:style-name="P9">------------------------------------------------------------------------------------------------------------------------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5T09:38:14.949217827</meta:creation-date>
    <dc:date>2025-02-05T10:15:27.559931856</dc:date>
    <meta:editing-duration>PT8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45" meta:word-count="539" meta:character-count="6775" meta:non-whitespace-character-count="5428"/>
  </office:meta>
</office:document-meta>
</file>